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50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8aa97"/>
    </style:style>
  </office:automatic-styles>
  <office:body>
    <office:spreadsheet>
      <table:calculation-settings table:automatic-find-labels="false" table:use-regular-expressions="false" table:use-wildcards="true"/>
      <table:table table:name="election-d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bs diff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% to Prelim</text:p>
          </table:table-cell>
          <table:table-cell office:value-type="string" calcext:value-type="string">
            <text:p>% to Fin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stre</text:p>
          </table:table-cell>
          <table:table-cell office:value-type="float" office:value="3348" calcext:value-type="float">
            <text:p>3348</text:p>
          </table:table-cell>
          <table:table-cell office:value-type="float" office:value="3375" calcext:value-type="float">
            <text:p>3375</text:p>
          </table:table-cell>
          <table:table-cell table:formula="of:=ABS([.C2]-[.B2]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formula="of:=(100*ABS([.E2]))/[.B2]" office:value-type="float" office:value="0.806451612903226" calcext:value-type="float">
            <text:p>0.806451612903226</text:p>
          </table:table-cell>
          <table:table-cell table:formula="of:=(100*ABS([.E2]))/[.C2]"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iratpartiet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90" calcext:value-type="float">
            <text:p>190</text:p>
          </table:table-cell>
          <table:table-cell table:style-name="ce1" table:formula="of:=ABS([.C3]-[.B3])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(100*ABS([.E3]))/[.B3]" office:value-type="float" office:value="1.60427807486631" calcext:value-type="float">
            <text:p>1.60427807486631</text:p>
          </table:table-cell>
          <table:table-cell table:style-name="ce1" table:formula="of:=(100*ABS([.E3]))/[.C3]" office:value-type="float" office:value="1.57894736842105" calcext:value-type="float">
            <text:p>1.57894736842105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elsepartiet</text:p>
          </table:table-cell>
          <table:table-cell table:number-columns-repeated="2" office:value-type="float" office:value="140" calcext:value-type="float">
            <text:p>140</text:p>
          </table:table-cell>
          <table:table-cell table:formula="of:=ABS([.C4]-[.B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100*ABS([.E4]))/[.B4]" office:value-type="float" office:value="0" calcext:value-type="float">
            <text:p>0</text:p>
          </table:table-cell>
          <table:table-cell table:formula="of:=(100*ABS([.E4]))/[.C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mskrittspartiet</text:p>
          </table:table-cell>
          <table:table-cell office:value-type="float" office:value="5411" calcext:value-type="float">
            <text:p>5411</text:p>
          </table:table-cell>
          <table:table-cell office:value-type="float" office:value="5408" calcext:value-type="float">
            <text:p>5408</text:p>
          </table:table-cell>
          <table:table-cell table:formula="of:=ABS([.C5]-[.B5])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(100*ABS([.E5]))/[.B5]" office:value-type="float" office:value="0.0554426168915173" calcext:value-type="float">
            <text:p>0.055442616891517</text:p>
          </table:table-cell>
          <table:table-cell table:formula="of:=(100*ABS([.E5]))/[.C5]" office:value-type="float" office:value="0.0554733727810651" calcext:value-type="float">
            <text:p>0.0554733727810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jøpartiet De Grønne</text:p>
          </table:table-cell>
          <table:table-cell office:value-type="float" office:value="7725" calcext:value-type="float">
            <text:p>7725</text:p>
          </table:table-cell>
          <table:table-cell office:value-type="float" office:value="7730" calcext:value-type="float">
            <text:p>7730</text:p>
          </table:table-cell>
          <table:table-cell table:formula="of:=ABS([.C6]-[.B6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(100*ABS([.E6]))/[.B6]" office:value-type="float" office:value="0.0647249190938511" calcext:value-type="float">
            <text:p>0.064724919093851</text:p>
          </table:table-cell>
          <table:table-cell table:formula="of:=(100*ABS([.E6]))/[.C6]" office:value-type="float" office:value="0.0646830530401035" calcext:value-type="float">
            <text:p>0.06468305304010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lkeaksjonen Nei til mer bompenger</text:p>
          </table:table-cell>
          <table:table-cell table:style-name="ce1" office:value-type="float" office:value="9226" calcext:value-type="float">
            <text:p>9226</text:p>
          </table:table-cell>
          <table:table-cell table:style-name="ce1" office:value-type="float" office:value="9750" calcext:value-type="float">
            <text:p>9750</text:p>
          </table:table-cell>
          <table:table-cell table:style-name="ce1" table:formula="of:=ABS([.C7]-[.B7])" office:value-type="float" office:value="524" calcext:value-type="float">
            <text:p>524</text:p>
          </table:table-cell>
          <table:table-cell table:style-name="ce1" office:value-type="float" office:value="524" calcext:value-type="float">
            <text:p>524</text:p>
          </table:table-cell>
          <table:table-cell table:style-name="ce1" table:formula="of:=(100*ABS([.E7]))/[.B7]" office:value-type="float" office:value="5.67960112724908" calcext:value-type="float">
            <text:p>5.67960112724908</text:p>
          </table:table-cell>
          <table:table-cell table:style-name="ce1" table:formula="of:=(100*ABS([.E7]))/[.C7]" office:value-type="float" office:value="5.37435897435897" calcext:value-type="float">
            <text:p>5.37435897435897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Senterpartiet</text:p>
          </table:table-cell>
          <table:table-cell table:style-name="ce1" office:value-type="float" office:value="6694" calcext:value-type="float">
            <text:p>6694</text:p>
          </table:table-cell>
          <table:table-cell table:style-name="ce1" office:value-type="float" office:value="6799" calcext:value-type="float">
            <text:p>6799</text:p>
          </table:table-cell>
          <table:table-cell table:style-name="ce1" table:formula="of:=ABS([.C8]-[.B8])" office:value-type="float" office:value="105" calcext:value-type="float">
            <text:p>105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formula="of:=(100*ABS([.E8]))/[.B8]" office:value-type="float" office:value="1.56856886764267" calcext:value-type="float">
            <text:p>1.56856886764267</text:p>
          </table:table-cell>
          <table:table-cell table:style-name="ce1" table:formula="of:=(100*ABS([.E8]))/[.C8]" office:value-type="float" office:value="1.54434475658185" calcext:value-type="float">
            <text:p>1.54434475658185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Rødt</text:p>
          </table:table-cell>
          <table:table-cell office:value-type="float" office:value="3397" calcext:value-type="float">
            <text:p>3397</text:p>
          </table:table-cell>
          <table:table-cell office:value-type="float" office:value="3403" calcext:value-type="float">
            <text:p>3403</text:p>
          </table:table-cell>
          <table:table-cell table:formula="of:=ABS([.C9]-[.B9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(100*ABS([.E9]))/[.B9]" office:value-type="float" office:value="0.176626435089785" calcext:value-type="float">
            <text:p>0.176626435089785</text:p>
          </table:table-cell>
          <table:table-cell table:formula="of:=(100*ABS([.E9]))/[.C9]" office:value-type="float" office:value="0.17631501616221" calcext:value-type="float">
            <text:p>0.1763150161622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rtiet De Kristne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94" calcext:value-type="float">
            <text:p>594</text:p>
          </table:table-cell>
          <table:table-cell table:style-name="ce1" table:formula="of:=ABS([.C10]-[.B10])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(100*ABS([.E10]))/[.B10]" office:value-type="float" office:value="1.02040816326531" calcext:value-type="float">
            <text:p>1.02040816326531</text:p>
          </table:table-cell>
          <table:table-cell table:style-name="ce1" table:formula="of:=(100*ABS([.E10]))/[.C10]" office:value-type="float" office:value="1.01010101010101" calcext:value-type="float">
            <text:p>1.01010101010101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Norges Kommunistiske Parti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ABS([.C11]-[.B11])" office:value-type="float" office:value="436" calcext:value-type="float">
            <text:p>436</text:p>
          </table:table-cell>
          <table:table-cell table:style-name="ce2" office:value-type="float" office:value="-436" calcext:value-type="float">
            <text:p>-436</text:p>
          </table:table-cell>
          <table:table-cell table:style-name="ce2" table:formula="of:=(100*ABS([.E11]))/[.B11]" office:value-type="float" office:value="86.6799204771372" calcext:value-type="float">
            <text:p>86.6799204771372</text:p>
          </table:table-cell>
          <table:table-cell table:style-name="ce2" table:formula="of:=(100*ABS([.E11]))/[.C11]" office:value-type="float" office:value="650.746268656716" calcext:value-type="float">
            <text:p>650.746268656716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Demokratene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formula="of:=ABS([.C12]-[.B12]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100*ABS([.E12]))/[.B12]" office:value-type="float" office:value="0.598802395209581" calcext:value-type="float">
            <text:p>0.598802395209581</text:p>
          </table:table-cell>
          <table:table-cell table:formula="of:=(100*ABS([.E12]))/[.C12]" office:value-type="float" office:value="0.602409638554217" calcext:value-type="float">
            <text:p>0.602409638554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 - Sosialistisk Venstreparti</text:p>
          </table:table-cell>
          <table:table-cell office:value-type="float" office:value="6962" calcext:value-type="float">
            <text:p>6962</text:p>
          </table:table-cell>
          <table:table-cell office:value-type="float" office:value="6965" calcext:value-type="float">
            <text:p>6965</text:p>
          </table:table-cell>
          <table:table-cell table:formula="of:=ABS([.C13]-[.B13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(100*ABS([.E13]))/[.B13]" office:value-type="float" office:value="0.0430910657856938" calcext:value-type="float">
            <text:p>0.043091065785694</text:p>
          </table:table-cell>
          <table:table-cell table:formula="of:=(100*ABS([.E13]))/[.C13]" office:value-type="float" office:value="0.0430725053840632" calcext:value-type="float">
            <text:p>0.043072505384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beiderpartiet</text:p>
          </table:table-cell>
          <table:table-cell office:value-type="float" office:value="17186" calcext:value-type="float">
            <text:p>17186</text:p>
          </table:table-cell>
          <table:table-cell office:value-type="float" office:value="17221" calcext:value-type="float">
            <text:p>17221</text:p>
          </table:table-cell>
          <table:table-cell table:formula="of:=ABS([.C14]-[.B14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(100*ABS([.E14]))/[.B14]" office:value-type="float" office:value="0.203654137088328" calcext:value-type="float">
            <text:p>0.203654137088328</text:p>
          </table:table-cell>
          <table:table-cell table:formula="of:=(100*ABS([.E14]))/[.C14]" office:value-type="float" office:value="0.203240229951803" calcext:value-type="float">
            <text:p>0.20324022995180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beralisten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6" calcext:value-type="float">
            <text:p>186</text:p>
          </table:table-cell>
          <table:table-cell table:style-name="ce1" table:formula="of:=ABS([.C15]-[.B15])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(100*ABS([.E15]))/[.B15]" office:value-type="float" office:value="3.33333333333333" calcext:value-type="float">
            <text:p>3.33333333333333</text:p>
          </table:table-cell>
          <table:table-cell table:style-name="ce1" table:formula="of:=(100*ABS([.E15]))/[.C15]" office:value-type="float" office:value="3.2258064516129" calcext:value-type="float">
            <text:p>3.2258064516129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ensjonistpartiet</text:p>
          </table:table-cell>
          <table:table-cell office:value-type="float" office:value="817" calcext:value-type="float">
            <text:p>817</text:p>
          </table:table-cell>
          <table:table-cell office:value-type="float" office:value="820" calcext:value-type="float">
            <text:p>820</text:p>
          </table:table-cell>
          <table:table-cell table:formula="of:=ABS([.C16]-[.B1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(100*ABS([.E16]))/[.B16]" office:value-type="float" office:value="0.367197062423501" calcext:value-type="float">
            <text:p>0.367197062423501</text:p>
          </table:table-cell>
          <table:table-cell table:formula="of:=(100*ABS([.E16]))/[.C16]" office:value-type="float" office:value="0.365853658536585" calcext:value-type="float">
            <text:p>0.36585365853658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ristelig Folkeparti</text:p>
          </table:table-cell>
          <table:table-cell table:style-name="ce1" office:value-type="float" office:value="2699" calcext:value-type="float">
            <text:p>2699</text:p>
          </table:table-cell>
          <table:table-cell table:style-name="ce1" office:value-type="float" office:value="2726" calcext:value-type="float">
            <text:p>2726</text:p>
          </table:table-cell>
          <table:table-cell table:style-name="ce1" table:formula="of:=ABS([.C17]-[.B17])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formula="of:=(100*ABS([.E17]))/[.B17]" office:value-type="float" office:value="1.00037050759541" calcext:value-type="float">
            <text:p>1.00037050759541</text:p>
          </table:table-cell>
          <table:table-cell table:style-name="ce1" table:formula="of:=(100*ABS([.E17]))/[.C17]" office:value-type="float" office:value="0.99046221570066" calcext:value-type="float">
            <text:p>0.99046221570066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øyre</text:p>
          </table:table-cell>
          <table:table-cell office:value-type="float" office:value="17077" calcext:value-type="float">
            <text:p>17077</text:p>
          </table:table-cell>
          <table:table-cell office:value-type="float" office:value="17086" calcext:value-type="float">
            <text:p>17086</text:p>
          </table:table-cell>
          <table:table-cell table:formula="of:=ABS([.C18]-[.B18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(100*ABS([.E18]))/[.B18]" office:value-type="float" office:value="0.0527024653042103" calcext:value-type="float">
            <text:p>0.05270246530421</text:p>
          </table:table-cell>
          <table:table-cell table:formula="of:=(100*ABS([.E18]))/[.C18]" office:value-type="float" office:value="0.0526747044363807" calcext:value-type="float">
            <text:p>0.052674704436381</text:p>
          </table:table-cell>
          <table:table-cell table:number-columns-repeated="1017"/>
        </table:table-row>
        <table:table-row table:style-name="ro1">
          <table:table-cell/>
          <table:table-cell table:formula="of:=SUM([.B2:.B18])" office:value-type="float" office:value="82474" calcext:value-type="float">
            <text:p>82474</text:p>
          </table:table-cell>
          <table:table-cell table:formula="of:=SUM([.C2:.C18])" office:value-type="float" office:value="82792" calcext:value-type="float">
            <text:p>82792</text:p>
          </table:table-cell>
          <table:table-cell table:formula="of:=SUM([.D2:.D18])" office:value-type="float" office:value="1200" calcext:value-type="float">
            <text:p>1200</text:p>
          </table:table-cell>
          <table:table-cell/>
          <table:table-cell table:formula="of:=AVERAGE([.F2:.F18])" office:value-type="float" office:value="6.07383372122818" calcext:value-type="float">
            <text:p>6.07383372122818</text:p>
          </table:table-cell>
          <table:table-cell table:formula="of:=AVERAGE([.G2:.G18])" office:value-type="float" office:value="39.2255300948435" calcext:value-type="float">
            <text:p>39.225530094843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AVERAGE([.F2];[.F3];[.F4];[.F5];[.F6];[.F8];[.F9];[.F10];[.F12];[.F13];[.F14];[.F15];[.F16];[.F17];[.F18])" office:value-type="float" office:value="0.726376777099515" calcext:value-type="float">
            <text:p>0.726376777099515</text:p>
          </table:table-cell>
          <table:table-cell table:formula="of:=AVERAGE([.G2];[.G3];[.G4];[.G5];[.G6];[.G8];[.G9];[.G10];[.G12];[.G13];[.G14];[.G15];[.G16];[.G17];[.G18])" office:value-type="float" office:value="0.714225598750927" calcext:value-type="float">
            <text:p>0.714225598750927</text:p>
          </table:table-cell>
          <table:table-cell office:value-type="string" calcext:value-type="string">
            <text:p>Avarage without outliers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21:29:37.652362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5T21:39:21.292548301</dc:date>
    <meta:editing-duration>PT17M41S</meta:editing-duration>
    <meta:editing-cycles>2</meta:editing-cycles>
    <meta:generator>LibreOffice/6.0.7.3$Linux_X86_64 LibreOffice_project/00m0$Build-3</meta:generator>
    <meta:document-statistic meta:table-count="1" meta:cell-count="134" meta:object-count="0"/>
  </office:meta>
</office:document-meta>
</file>